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8cm" svg:height="2.694cm" draw:transform="skewX (-0.0518362787842218) rotate (0.438252175175693) translate (4.80999996495338cm 13.4814745036274cm)" svg:viewBox="0 0 2381 2695" svg:d="m0 28497c3507 0 2103 2695 2103 2695">
          <text:p/>
        </draw:path>
        <draw:custom-shape draw:style-name="gr2" draw:text-style-name="P1" draw:layer="layout" svg:width="3.175cm" svg:height="3.175cm" svg:x="1cm" svg:y="11.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.175cm" svg:height="3.175cm" svg:x="1.635cm" svg:y="11.795cm">
          <text:p text:style-name="P2"><text:span text:style-name="T1">Packag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.175cm" svg:height="1.905cm" svg:x="6.715cm" svg:y="11.16cm">
          <text:p text:style-name="P2"><text:span text:style-name="T1">Admin</text:span></text:p>
          <text:p text:style-name="P2"><text:span text:style-name="T1">GU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id="id5" draw:layer="layout" svg:width="4.445cm" svg:height="3.175cm" svg:x="6.08cm" svg:y="14.97cm">
          <text:p text:style-name="P2"><text:span text:style-name="T1">Repository</text:span></text:p>
          <text:p text:style-name="P2"><text:span text:style-name="T1">(with catalog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4" draw:layer="layout" svg:width="3.175cm" svg:height="1.905cm" svg:x="13.7cm" svg:y="15.605cm">
          <text:p text:style-name="P2"><text:span text:style-name="T1">Saxon +</text:span></text:p>
          <text:p text:style-name="P2"><text:span text:style-name="T1">resolv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3.175cm" svg:height="1.905cm" svg:x="16.24cm" svg:y="11.795cm">
          <text:p text:style-name="P2"><text:span text:style-name="T1">Java</text:span></text:p>
          <text:p text:style-name="P2"><text:span text:style-name="T1">help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3.175cm" svg:height="1.905cm" svg:x="11.16cm" svg:y="11.795cm">
          <text:p text:style-name="P2"><text:span text:style-name="T1">Shell</text:span></text:p>
          <text:p text:style-name="P2"><text:span text:style-name="T1">scr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1.204cm" svg:height="1.137cm" svg:x="14.97cm" svg:y="9.38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line" svg:x1="15.145cm" svg:y1="10.358cm" svg:x2="12.747cm" svg:y2="11.795cm" draw:start-shape="id1" draw:start-glue-point="7" draw:end-shape="id2" draw:end-glue-point="4" svg:d="m15145 10358-2398 1437">
          <text:p/>
        </draw:connector>
        <draw:connector draw:style-name="gr4" draw:text-style-name="P1" draw:layer="layout" draw:type="line" svg:x1="15.997cm" svg:y1="10.358cm" svg:x2="17.827cm" svg:y2="11.795cm" draw:start-shape="id1" draw:start-glue-point="9" draw:end-shape="id3" draw:end-glue-point="4" svg:d="m15997 10358 1830 1437">
          <text:p/>
        </draw:connector>
        <draw:connector draw:style-name="gr4" draw:text-style-name="P1" draw:layer="layout" draw:type="line" svg:x1="12.747cm" svg:y1="13.7cm" svg:x2="15.287cm" svg:y2="15.605cm" draw:start-shape="id2" draw:start-glue-point="6" draw:end-shape="id4" draw:end-glue-point="4" svg:d="m12747 13700 2540 1905">
          <text:p/>
        </draw:connector>
        <draw:connector draw:style-name="gr4" draw:text-style-name="P1" draw:layer="layout" draw:type="line" svg:x1="17.827cm" svg:y1="13.7cm" svg:x2="15.287cm" svg:y2="15.605cm" draw:start-shape="id3" draw:start-glue-point="6" draw:end-shape="id4" draw:end-glue-point="4" svg:d="m17827 13700-2540 1905">
          <text:p/>
        </draw:connector>
        <draw:connector draw:style-name="gr5" draw:text-style-name="P1" draw:layer="layout" draw:type="line" svg:x1="10.525cm" svg:y1="16.557cm" svg:x2="13.7cm" svg:y2="16.557cm" draw:start-shape="id5" draw:start-glue-point="8" draw:end-shape="id4" draw:end-glue-point="5" svg:d="m10525 16557h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6T21:36:14</meta:creation-date>
    <dc:date>2009-07-16T22:07:55</dc:date>
    <meta:editing-duration>PT00H31M41S</meta:editing-duration>
    <meta:editing-cycles>9</meta:editing-cycles>
    <meta:generator>OpenOffice.org/3.1$Unix OpenOffice.org_project/310m11$Build-9399</meta:generator>
    <meta:document-statistic meta:object-count="14"/>
  </office:meta>
</office:document-meta>
</file>